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7661in"/>
    </style:style>
    <style:style style:name="co3" style:family="table-column">
      <style:table-column-properties fo:break-before="auto" style:column-width="6.6083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598in" fo:break-before="auto" style:use-optimal-row-height="true"/>
    </style:style>
    <style:style style:name="ro3" style:family="table-row">
      <style:table-row-properties style:row-height="0.5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60" number:language="fi" number:country="F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36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36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6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äivämäärät</text:p>
          </table:table-cell>
          <table:table-cell table:style-name="ce7" office:value-type="string" calcext:value-type="string">
            <text:p>Oppiminen</text:p>
          </table:table-cell>
          <table:table-cell table:style-name="ce7" office:value-type="string" calcext:value-type="string">
            <text:p>Työkuvaus</text:p>
          </table:table-cell>
          <table:table-cell table:style-name="ce7" office:value-type="string" calcext:value-type="string">
            <text:p>Aloitus-lopetus</text:p>
          </table:table-cell>
          <table:table-cell table:style-name="ce14" office:value-type="string" calcext:value-type="string">
            <text:p>Tunnit (h)</text:p>
          </table:table-cell>
        </table:table-row>
        <table:table-row table:style-name="ro2">
          <table:table-cell table:style-name="ce18" office:value-type="date" office:date-value="2025-05-16" calcext:value-type="date">
            <text:p>16.05.2025</text:p>
          </table:table-cell>
          <table:table-cell table:style-name="ce25" office:value-type="string" calcext:value-type="string">
            <text:p>- Opinkäyttämään LibreOffice Calc työkalua.</text:p>
            <text:p>- Opettelen suunnittelemaan pohjan projektilleni.</text:p>
            <text:p>- Opettelen suunnitelman toiminnot etukäteen</text:p>
            <text:p>Rakentamalla</text:p>
          </table:table-cell>
          <table:table-cell table:style-name="ce25" office:value-type="string" calcext:value-type="string">
            <text:p>Tänään tein suunnitelman yritykselleni. Tavoitteena on antaa aikaraja ensimmäiselle </text:p>
            <text:p>Prototyypille. Kirjoitettu suunnitelma ja visuaalinen suunnitelma Figmassa. </text:p>
          </table:table-cell>
          <table:table-cell table:style-name="ce11" office:value-type="string" calcext:value-type="string">
            <text:p>13:30-14:40</text:p>
            <text:p>19:05-19:50</text:p>
            <text:p>20:25-21:10</text:p>
            <text:p>22:20-22:50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date" office:date-value="2025-05-17" calcext:value-type="date">
            <text:p>17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date" office:date-value="2025-05-18" calcext:value-type="date">
            <text:p>18.05.2025</text:p>
          </table:table-cell>
          <table:table-cell table:style-name="ce25" office:value-type="string" calcext:value-type="string">
            <text:p>- Opin tänään käyttämään defer ja </text:p>
            <text:p>DOMContentLoader</text:p>
            <text:p>- Opin myös input range komennon, jolla loin </text:p>
            <text:p>sliderin</text:p>
          </table:table-cell>
          <table:table-cell table:style-name="ce25" office:value-type="string" calcext:value-type="string">
            <text:p>Tänään aloitin tekemään nettisivua sain tehtyä navigaation. Toinen asia oli slider ja</text:p>
            <text:p>input number yhdistettyä, jotta pystyn esittämään budjetti numeron.</text:p>
          </table:table-cell>
          <table:table-cell table:style-name="ce11" office:value-type="string" calcext:value-type="string">
            <text:p>20:45:00-21:5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date" office:date-value="2025-05-19" calcext:value-type="date">
            <text:p>19.05.2025</text:p>
          </table:table-cell>
          <table:table-cell table:style-name="ce26" office:value-type="string" calcext:value-type="string">
            <text:p>- Tänään oli opettelemista miten käyttää toFixed</text:p>
            <text:p>komentoa, jotta pystyn pyöristämään numeron</text:p>
            <text:p>Kahteen desimaaliin</text:p>
          </table:table-cell>
          <table:table-cell table:style-name="ce26" office:value-type="string" calcext:value-type="string">
            <text:p>Tämän päivän aikana sain tehtyä hyvin yksinkertaisen laskurin minun sovellukselle.</text:p>
            <text:p>Aloitin myös tekemään osiota mistä voi lisätä tuotteita ostoskoriin. Sain tehtyä</text:p>
            <text:p>yksinkertaisen alun tälle toiminnolle.</text:p>
          </table:table-cell>
          <table:table-cell table:style-name="ce30" office:value-type="string" calcext:value-type="string">
            <text:p>10:10-10:40</text:p>
            <text:p>14:45-15:3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0" calcext:value-type="date">
            <text:p>2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1" calcext:value-type="date">
            <text:p>2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2" calcext:value-type="date">
            <text:p>22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3" calcext:value-type="date">
            <text:p>23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4" calcext:value-type="date">
            <text:p>24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5" calcext:value-type="date">
            <text:p>25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6" calcext:value-type="date">
            <text:p>26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7" calcext:value-type="date">
            <text:p>27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8" calcext:value-type="date">
            <text:p>28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9" calcext:value-type="date">
            <text:p>29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30" calcext:value-type="date">
            <text:p>3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31" calcext:value-type="date">
            <text:p>3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4" office:value-type="string" calcext:value-type="string">
            <text:p>Valmis</text:p>
          </table:table-cell>
          <table:table-cell table:style-name="ce27" table:number-columns-repeated="2"/>
          <table:table-cell table:style-name="ce10"/>
          <table:table-cell table:style-name="ce17" table:formula="of:=SUM([.E2:.E17])" office:value-type="float" office:value="5" calcext:value-type="float">
            <text:p>5</text:p>
          </table:table-cell>
        </table:table-row>
        <table:table-row table:style-name="ro4">
          <table:table-cell table:style-name="ce5"/>
          <table:table-cell table:number-columns-repeated="4"/>
        </table:table-row>
        <table:table-row table:style-name="ro4" table:number-rows-repeated="1048556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4:44:07.8220000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8:08.620000000</meta:creation-date>
    <dc:date>2025-05-19T15:27:50.055000000</dc:date>
    <meta:editing-duration>PT5H43M16S</meta:editing-duration>
    <meta:editing-cycles>20</meta:editing-cycles>
    <meta:generator>LibreOffice/24.8.6.2$Windows_X86_64 LibreOffice_project/6d98ba145e9a8a39fc57bcc76981d1fb1316c60c</meta:generator>
    <meta:document-statistic meta:table-count="1" meta:cell-count="39" meta:object-count="0"/>
  </office:meta>
</office:document-meta>
</file>